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2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row table:style-name="ro3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" office:value-type="string">
            <text:p>Device</text:p>
          </table:table-cell>
          <table:table-cell table:style-name="ce1" office:value-type="string">
            <text:p>Population Size</text:p>
          </table:table-cell>
          <table:table-cell table:style-name="ce1" office:value-type="string">
            <text:p>Power_mean(W)</text:p>
          </table:table-cell>
          <table:table-cell table:style-name="ce1" office:value-type="string">
            <text:p>Execution_time (sec)</text:p>
          </table:table-cell>
          <table:table-cell table:style-name="ce1"/>
          <table:table-cell table:style-name="ce1" office:value-type="string">
            <text:p>Power (kwh)</text:p>
          </table:table-cell>
          <table:table-cell table:style-name="ce1" office:value-type="string">
            <text:p>Energy (Jules)</text:p>
          </table:table-cell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233.14">
            <text:p>233,14</text:p>
          </table:table-cell>
          <table:table-cell table:formula="of:=[.G6]" office:value-type="float" office:value="0.00003238">
            <text:p>3,24E-5</text:p>
          </table:table-cell>
          <table:table-cell office:value-type="float" office:value="0.00003238">
            <text:p>0,00003238</text:p>
          </table:table-cell>
          <table:table-cell office:value-type="float" office:value="116.57">
            <text:p>116,57</text:p>
          </table:table-cell>
        </table:table-row>
        <table:table-row table:style-name="ro3">
          <table:table-cell/>
          <table:table-cell office:value-type="string">
            <text:p>Tablet</text:p>
          </table:table-cell>
          <table:table-cell/>
          <table:table-cell office:value-type="float" office:value="0.63">
            <text:p>0,63</text:p>
          </table:table-cell>
          <table:table-cell office:value-type="float" office:value="132.75">
            <text:p>132,75</text:p>
          </table:table-cell>
          <table:table-cell table:formula="of:=[.G7]" office:value-type="float" office:value="0.00002307">
            <text:p>2,31E-5</text:p>
          </table:table-cell>
          <table:table-cell office:value-type="float" office:value="0.00002307">
            <text:p>0,00002307</text:p>
          </table:table-cell>
          <table:table-cell office:value-type="float" office:value="83.3">
            <text:p>83,3</text:p>
          </table:table-cell>
        </table:table-row>
        <table:table-row table:style-name="ro3">
          <table:table-cell/>
          <table:table-cell office:value-type="string">
            <text:p>Mac</text:p>
          </table:table-cell>
          <table:table-cell/>
          <table:table-cell office:value-type="float" office:value="12.26">
            <text:p>12,26</text:p>
          </table:table-cell>
          <table:table-cell office:value-type="float" office:value="41.51">
            <text:p>41,51</text:p>
          </table:table-cell>
          <table:table-cell table:formula="of:=[.G8]" office:value-type="float" office:value="0.000141364611111111">
            <text:p>1,41E-4</text:p>
          </table:table-cell>
          <table:table-cell table:formula="of:=(([.$D$8]/1000)*([.$E$8]/3600))" office:value-type="float" office:value="0.000141364611111111">
            <text:p>0,0001413646</text:p>
          </table:table-cell>
          <table:table-cell table:style-name="ce3" table:formula="of:=[.D8]*[.E8]" office:value-type="float" office:value="508.9126">
            <text:p>508,91</text:p>
          </table:table-cell>
        </table:table-row>
        <table:table-row table:style-name="ro3">
          <table:table-cell/>
          <table:table-cell office:value-type="string">
            <text:p>Laptop</text:p>
          </table:table-cell>
          <table:table-cell/>
          <table:table-cell office:value-type="float" office:value="16.49">
            <text:p>16,49</text:p>
          </table:table-cell>
          <table:table-cell office:value-type="float" office:value="51.79">
            <text:p>51,79</text:p>
          </table:table-cell>
          <table:table-cell table:formula="of:=[.G9]" office:value-type="float" office:value="0.00023721">
            <text:p>2,37E-4</text:p>
          </table:table-cell>
          <table:table-cell office:value-type="float" office:value="0.00023721">
            <text:p>0,00023721</text:p>
          </table:table-cell>
          <table:table-cell office:value-type="float" office:value="853.95">
            <text:p>853,95</text:p>
          </table:table-cell>
        </table:table-row>
        <table:table-row table:style-name="ro3">
          <table:table-cell/>
          <table:table-cell office:value-type="string">
            <text:p>Blade</text:p>
          </table:table-cell>
          <table:table-cell/>
          <table:table-cell office:value-type="float" office:value="13.8">
            <text:p>13,8</text:p>
          </table:table-cell>
          <table:table-cell office:value-type="float" office:value="77.84">
            <text:p>77,84</text:p>
          </table:table-cell>
          <table:table-cell table:formula="of:=[.G10]" office:value-type="float" office:value="0.00029839">
            <text:p>2,98E-4</text:p>
          </table:table-cell>
          <table:table-cell office:value-type="float" office:value="0.00029839">
            <text:p>0,00029839</text:p>
          </table:table-cell>
          <table:table-cell table:style-name="ce3" table:formula="of:=[.D10]*[.E10]" office:value-type="float" office:value="1074.192">
            <text:p>1074,19</text:p>
          </table:table-cell>
        </table:table-row>
        <table:table-row table:style-name="ro3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597.29">
            <text:p>597,29</text:p>
          </table:table-cell>
          <table:table-cell table:formula="of:=[.G13]" office:value-type="float" office:value="0.00008296">
            <text:p>8,30E-5</text:p>
          </table:table-cell>
          <table:table-cell office:value-type="float" office:value="0.00008296">
            <text:p>0,00008296</text:p>
          </table:table-cell>
          <table:table-cell office:value-type="float" office:value="298.64">
            <text:p>298,64</text:p>
          </table:table-cell>
        </table:table-row>
        <table:table-row table:style-name="ro3">
          <table:table-cell/>
          <table:table-cell office:value-type="string">
            <text:p>Tablet</text:p>
          </table:table-cell>
          <table:table-cell/>
          <table:table-cell office:value-type="float" office:value="0.63">
            <text:p>0,63</text:p>
          </table:table-cell>
          <table:table-cell office:value-type="float" office:value="145.63">
            <text:p>145,63</text:p>
          </table:table-cell>
          <table:table-cell table:formula="of:=[.G14]" office:value-type="float" office:value="0.00002558">
            <text:p>2,56E-5</text:p>
          </table:table-cell>
          <table:table-cell office:value-type="float" office:value="0.00002558">
            <text:p>0,00002558</text:p>
          </table:table-cell>
          <table:table-cell office:value-type="float" office:value="92.09">
            <text:p>92,09</text:p>
          </table:table-cell>
        </table:table-row>
        <table:table-row table:style-name="ro3">
          <table:table-cell/>
          <table:table-cell office:value-type="string">
            <text:p>Mac</text:p>
          </table:table-cell>
          <table:table-cell/>
          <table:table-cell office:value-type="float" office:value="12.26">
            <text:p>12,26</text:p>
          </table:table-cell>
          <table:table-cell office:value-type="float" office:value="110.58">
            <text:p>110,58</text:p>
          </table:table-cell>
          <table:table-cell table:formula="of:=[.G15]" office:value-type="float" office:value="0.000376586333333333">
            <text:p>3,77E-4</text:p>
          </table:table-cell>
          <table:table-cell table:formula="of:=(([.$D$15]/1000)*([.$E$15]/3600))" office:value-type="float" office:value="0.000376586333333333">
            <text:p>0,0003765863</text:p>
          </table:table-cell>
          <table:table-cell table:style-name="ce3" table:formula="of:=[.D15]*[.E15]" office:value-type="float" office:value="1355.7108">
            <text:p>1355,71</text:p>
          </table:table-cell>
        </table:table-row>
        <table:table-row table:style-name="ro3">
          <table:table-cell/>
          <table:table-cell office:value-type="string">
            <text:p>Laptop</text:p>
          </table:table-cell>
          <table:table-cell/>
          <table:table-cell office:value-type="float" office:value="17.38">
            <text:p>17,38</text:p>
          </table:table-cell>
          <table:table-cell office:value-type="float" office:value="132.88">
            <text:p>132,88</text:p>
          </table:table-cell>
          <table:table-cell table:formula="of:=[.G16]" office:value-type="float" office:value="0.0006415">
            <text:p>6,42E-4</text:p>
          </table:table-cell>
          <table:table-cell office:value-type="float" office:value="0.0006415">
            <text:p>0,0006415</text:p>
          </table:table-cell>
          <table:table-cell office:value-type="float" office:value="2309.41">
            <text:p>2309,41</text:p>
          </table:table-cell>
        </table:table-row>
        <table:table-row table:style-name="ro3">
          <table:table-cell/>
          <table:table-cell office:value-type="string">
            <text:p>Blade</text:p>
          </table:table-cell>
          <table:table-cell/>
          <table:table-cell office:value-type="float" office:value="18.71">
            <text:p>18,71</text:p>
          </table:table-cell>
          <table:table-cell office:value-type="float" office:value="206.48">
            <text:p>206,48</text:p>
          </table:table-cell>
          <table:table-cell table:formula="of:=[.G17]" office:value-type="float" office:value="0.00107338">
            <text:p>1,07E-3</text:p>
          </table:table-cell>
          <table:table-cell office:value-type="float" office:value="0.00107338">
            <text:p>0,00107338</text:p>
          </table:table-cell>
          <table:table-cell table:style-name="ce3" table:formula="of:=[.D17]*[.E17]" office:value-type="float" office:value="3863.2408">
            <text:p>3863,24</text:p>
          </table:table-cell>
        </table:table-row>
        <table:table-row table:style-name="ro3"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1386.52">
            <text:p>1386,52</text:p>
          </table:table-cell>
          <table:table-cell table:formula="of:=[.G19]" office:value-type="float" office:value="0.00019257">
            <text:p>1,93E-4</text:p>
          </table:table-cell>
          <table:table-cell office:value-type="float" office:value="0.00019257">
            <text:p>0,00019257</text:p>
          </table:table-cell>
          <table:table-cell office:value-type="float" office:value="693.26">
            <text:p>693,26</text:p>
          </table:table-cell>
        </table:table-row>
        <table:table-row table:style-name="ro3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1070.26">
            <text:p>1070,26</text:p>
          </table:table-cell>
          <table:table-cell table:formula="of:=[.G20]" office:value-type="float" office:value="0.00024253">
            <text:p>2,43E-4</text:p>
          </table:table-cell>
          <table:table-cell office:value-type="float" office:value="0.00024253">
            <text:p>0,00024253</text:p>
          </table:table-cell>
          <table:table-cell office:value-type="float" office:value="873.1">
            <text:p>873,1</text:p>
          </table:table-cell>
        </table:table-row>
        <table:table-row table:style-name="ro3">
          <table:table-cell/>
          <table:table-cell office:value-type="string">
            <text:p>Mac</text:p>
          </table:table-cell>
          <table:table-cell/>
          <table:table-cell office:value-type="float" office:value="14.87">
            <text:p>14,87</text:p>
          </table:table-cell>
          <table:table-cell office:value-type="float" office:value="269.38">
            <text:p>269,38</text:p>
          </table:table-cell>
          <table:table-cell table:formula="of:=[.G21]" office:value-type="float" office:value="0.00111268905555556">
            <text:p>1,11E-3</text:p>
          </table:table-cell>
          <table:table-cell table:formula="of:=(([.$D$21]/1000)*([.$E$21]/3600))" office:value-type="float" office:value="0.00111268905555556">
            <text:p>0,0011126891</text:p>
          </table:table-cell>
          <table:table-cell table:style-name="ce3" table:formula="of:=[.D21]*[.E21]" office:value-type="float" office:value="4005.6806">
            <text:p>4005,68</text:p>
          </table:table-cell>
        </table:table-row>
        <table:table-row table:style-name="ro3">
          <table:table-cell/>
          <table:table-cell office:value-type="string">
            <text:p>Laptop</text:p>
          </table:table-cell>
          <table:table-cell/>
          <table:table-cell office:value-type="float" office:value="18.25">
            <text:p>18,25</text:p>
          </table:table-cell>
          <table:table-cell office:value-type="float" office:value="317.98">
            <text:p>317,98</text:p>
          </table:table-cell>
          <table:table-cell table:formula="of:=[.G22]" office:value-type="float" office:value="0.00161199">
            <text:p>1,61E-3</text:p>
          </table:table-cell>
          <table:table-cell office:value-type="float" office:value="0.00161199">
            <text:p>0,00161199</text:p>
          </table:table-cell>
          <table:table-cell office:value-type="float" office:value="5803.17">
            <text:p>5803,17</text:p>
          </table:table-cell>
        </table:table-row>
        <table:table-row table:style-name="ro3">
          <table:table-cell/>
          <table:table-cell office:value-type="string">
            <text:p>Blade</text:p>
          </table:table-cell>
          <table:table-cell/>
          <table:table-cell office:value-type="float" office:value="21.17">
            <text:p>21,17</text:p>
          </table:table-cell>
          <table:table-cell office:value-type="float" office:value="503.33">
            <text:p>503,33</text:p>
          </table:table-cell>
          <table:table-cell table:formula="of:=[.G23]" office:value-type="float" office:value="0.00296018">
            <text:p>2,96E-3</text:p>
          </table:table-cell>
          <table:table-cell office:value-type="float" office:value="0.00296018">
            <text:p>0,00296018</text:p>
          </table:table-cell>
          <table:table-cell table:style-name="ce3" table:formula="of:=[.D23]*[.E23]" office:value-type="float" office:value="10655.4961">
            <text:p>10655,50</text:p>
          </table:table-cell>
        </table:table-row>
        <table:table-row table:style-name="ro3"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1833.07">
            <text:p>1833,07</text:p>
          </table:table-cell>
          <table:table-cell table:formula="of:=[.G25]" office:value-type="float" office:value="0.00025459">
            <text:p>2,55E-4</text:p>
          </table:table-cell>
          <table:table-cell office:value-type="float" office:value="0.00025459">
            <text:p>0,00025459</text:p>
          </table:table-cell>
          <table:table-cell office:value-type="float" office:value="916.53">
            <text:p>916,53</text:p>
          </table:table-cell>
        </table:table-row>
        <table:table-row table:style-name="ro3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1085.17">
            <text:p>1085,17</text:p>
          </table:table-cell>
          <table:table-cell table:formula="of:=[.G26]" office:value-type="float" office:value="0.00024738">
            <text:p>2,47E-4</text:p>
          </table:table-cell>
          <table:table-cell office:value-type="float" office:value="0.00024738">
            <text:p>0,00024738</text:p>
          </table:table-cell>
          <table:table-cell office:value-type="float" office:value="890.56">
            <text:p>890,56</text:p>
          </table:table-cell>
        </table:table-row>
        <table:table-row table:style-name="ro3">
          <table:table-cell/>
          <table:table-cell office:value-type="string">
            <text:p>Mac</text:p>
          </table:table-cell>
          <table:table-cell/>
          <table:table-cell office:value-type="float" office:value="18.75">
            <text:p>18,75</text:p>
          </table:table-cell>
          <table:table-cell office:value-type="float" office:value="352.31">
            <text:p>352,31</text:p>
          </table:table-cell>
          <table:table-cell table:formula="of:=[.G27]" office:value-type="float" office:value="0.00183494791666667">
            <text:p>1,83E-3</text:p>
          </table:table-cell>
          <table:table-cell table:formula="of:=(([.$D$27]/1000)*([.$E$27]/3600))" office:value-type="float" office:value="0.00183494791666667">
            <text:p>0,0018349479</text:p>
          </table:table-cell>
          <table:table-cell table:style-name="ce3" table:formula="of:=[.D27]*[.E27]" office:value-type="float" office:value="6605.8125">
            <text:p>6605,81</text:p>
          </table:table-cell>
        </table:table-row>
        <table:table-row table:style-name="ro3">
          <table:table-cell/>
          <table:table-cell office:value-type="string">
            <text:p>Laptop</text:p>
          </table:table-cell>
          <table:table-cell/>
          <table:table-cell office:value-type="float" office:value="18.58">
            <text:p>18,58</text:p>
          </table:table-cell>
          <table:table-cell office:value-type="float" office:value="416.76">
            <text:p>416,76</text:p>
          </table:table-cell>
          <table:table-cell table:formula="of:=[.G28]" office:value-type="float" office:value="0.00215104">
            <text:p>2,15E-3</text:p>
          </table:table-cell>
          <table:table-cell office:value-type="float" office:value="0.00215104">
            <text:p>0,00215104</text:p>
          </table:table-cell>
          <table:table-cell office:value-type="float" office:value="7743.73">
            <text:p>7743,73</text:p>
          </table:table-cell>
        </table:table-row>
        <table:table-row table:style-name="ro3">
          <table:table-cell/>
          <table:table-cell office:value-type="string">
            <text:p>Blade</text:p>
          </table:table-cell>
          <table:table-cell/>
          <table:table-cell office:value-type="float" office:value="22.19">
            <text:p>22,19</text:p>
          </table:table-cell>
          <table:table-cell office:value-type="float" office:value="668.54">
            <text:p>668,54</text:p>
          </table:table-cell>
          <table:table-cell table:formula="of:=[.G29]" office:value-type="float" office:value="0.00412068">
            <text:p>4,12E-3</text:p>
          </table:table-cell>
          <table:table-cell office:value-type="float" office:value="0.00412068">
            <text:p>0,00412068</text:p>
          </table:table-cell>
          <table:table-cell table:style-name="ce3" table:formula="of:=[.D29]*[.E29]" office:value-type="float" office:value="14834.9026">
            <text:p>14834,90</text:p>
          </table:table-cell>
        </table:table-row>
        <table:table-row table:style-name="ro3"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RaspberryPi</text:p>
          </table:table-cell>
          <table:table-cell/>
          <table:table-cell office:value-type="float" office:value="0.5">
            <text:p>0,5</text:p>
          </table:table-cell>
          <table:table-cell office:value-type="float" office:value="3504.14">
            <text:p>3504,14</text:p>
          </table:table-cell>
          <table:table-cell table:formula="of:=[.G31]" office:value-type="float" office:value="0.00048669">
            <text:p>4,87E-4</text:p>
          </table:table-cell>
          <table:table-cell office:value-type="float" office:value="0.00048669">
            <text:p>0,00048669</text:p>
          </table:table-cell>
          <table:table-cell office:value-type="float" office:value="1752.07">
            <text:p>1752,07</text:p>
          </table:table-cell>
        </table:table-row>
        <table:table-row table:style-name="ro3">
          <table:table-cell/>
          <table:table-cell office:value-type="string">
            <text:p>Tablet</text:p>
          </table:table-cell>
          <table:table-cell/>
          <table:table-cell office:value-type="float" office:value="0.82">
            <text:p>0,82</text:p>
          </table:table-cell>
          <table:table-cell office:value-type="float" office:value="2060.85">
            <text:p>2060,85</text:p>
          </table:table-cell>
          <table:table-cell table:formula="of:=[.G32]" office:value-type="float" office:value="0.00046847">
            <text:p>4,68E-4</text:p>
          </table:table-cell>
          <table:table-cell office:value-type="float" office:value="0.00046847">
            <text:p>0,00046847</text:p>
          </table:table-cell>
          <table:table-cell office:value-type="float" office:value="1686.49">
            <text:p>1686,49</text:p>
          </table:table-cell>
        </table:table-row>
        <table:table-row table:style-name="ro3">
          <table:table-cell/>
          <table:table-cell office:value-type="string">
            <text:p>Mac</text:p>
          </table:table-cell>
          <table:table-cell/>
          <table:table-cell office:value-type="float" office:value="19.89">
            <text:p>19,89</text:p>
          </table:table-cell>
          <table:table-cell office:value-type="float" office:value="688.63">
            <text:p>688,63</text:p>
          </table:table-cell>
          <table:table-cell table:formula="of:=[.G33]" office:value-type="float" office:value="0.00380468075">
            <text:p>3,80E-3</text:p>
          </table:table-cell>
          <table:table-cell table:formula="of:=(([.$D$33]/1000)*([.$E$33]/3600))" office:value-type="float" office:value="0.00380468075">
            <text:p>0,0038046808</text:p>
          </table:table-cell>
          <table:table-cell table:style-name="ce3" table:formula="of:=[.D33]*[.E33]" office:value-type="float" office:value="13696.8507">
            <text:p>13696,85</text:p>
          </table:table-cell>
        </table:table-row>
        <table:table-row table:style-name="ro3">
          <table:table-cell/>
          <table:table-cell office:value-type="string">
            <text:p>Laptop</text:p>
          </table:table-cell>
          <table:table-cell/>
          <table:table-cell office:value-type="float" office:value="19.01">
            <text:p>19,01</text:p>
          </table:table-cell>
          <table:table-cell office:value-type="float" office:value="813.78">
            <text:p>813,78</text:p>
          </table:table-cell>
          <table:table-cell table:formula="of:=[.G34]" office:value-type="float" office:value="0.0042972">
            <text:p>4,30E-3</text:p>
          </table:table-cell>
          <table:table-cell office:value-type="float" office:value="0.0042972">
            <text:p>0,0042972</text:p>
          </table:table-cell>
          <table:table-cell office:value-type="float" office:value="15469.93">
            <text:p>15469,93</text:p>
          </table:table-cell>
        </table:table-row>
        <table:table-row table:style-name="ro3">
          <table:table-cell/>
          <table:table-cell office:value-type="string">
            <text:p>Blade</text:p>
          </table:table-cell>
          <table:table-cell/>
          <table:table-cell office:value-type="float" office:value="17.1">
            <text:p>17,1</text:p>
          </table:table-cell>
          <table:table-cell office:value-type="float" office:value="1305.84">
            <text:p>1305,84</text:p>
          </table:table-cell>
          <table:table-cell table:formula="of:=[.G35]" office:value-type="float" office:value="0.00620224">
            <text:p>6,20E-3</text:p>
          </table:table-cell>
          <table:table-cell office:value-type="float" office:value="0.00620224">
            <text:p>0,00620224</text:p>
          </table:table-cell>
          <table:table-cell table:style-name="ce3" table:formula="of:=[.D35]*[.E35]" office:value-type="float" office:value="22329.864">
            <text:p>22329,86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 table:number-rows-repeated="2">
          <table:table-cell/>
        </table:table-row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diaz </meta:initial-creator>
    <meta:creation-date>2016-04-11T13:03:01</meta:creation-date>
    <dc:date>2016-04-12T12:29:36</dc:date>
    <dc:creator>mjdiaz </dc:creator>
    <meta:editing-duration>PT1H59M20S</meta:editing-duration>
    <meta:editing-cycles>9</meta:editing-cycles>
    <meta:generator>LibreOffice/3.5$Linux_x86 LibreOffice_project/350m1$Build-2</meta:generator>
    <meta:document-statistic meta:table-count="3" meta:cell-count="161" meta:object-count="0"/>
  </office:meta>
</office:document-meta>
</file>